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ef5dc" officeooo:paragraph-rsid="001ef5dc"/>
    </style:style>
    <style:style style:name="P2" style:family="paragraph" style:parent-style-name="Standard" style:list-style-name="L1">
      <style:text-properties style:font-name="Arial" officeooo:rsid="001ef5dc" officeooo:paragraph-rsid="001ef5dc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aac Hinckley</text:p>
      <text:p text:style-name="P1">000636849</text:p>
      <text:p text:style-name="P1">Bachelor of Science, Computer Science</text:p>
      <text:p text:style-name="P1">C950 – Task 1</text:p>
      <text:p text:style-name="P1"/>
      <text:list text:style-name="L1">
        <text:list-item>
          <text:p text:style-name="P2">Identify a named self-adjusting algorithm (e.g., nearest neighbor algorithm, greedy algorithm) that could be used to create your program to deliver the packages. <text:line-break/><text:line-break/>The nearest neighbor algorithm is a choice for deciding how to deliver packages.<text:line-break/><text:line-break/></text:p>
        </text:list-item>
        <text:list-item>
          <text:p text:style-name="P2">Identify a self-adjusting data structure, such as a hash table, that could be used with the algorithm identified in part A to store the package data.<text:line-break/><text:line-break/>A hash table can be implemented to easily store and reference location and package data.<text:line-break/><text:line-break/></text:p>
          <text:list>
            <text:list-item>
              <text:p text:style-name="P2">Explain how your data structure accounts for the relationship between the data components you are storing. <text:line-break/><text:line-break/>Using hash tables will allow for easy lookup of a location from the address saved in the package data<text:line-break/><text:line-break/></text:p>
            </text:list-item>
          </text:list>
        </text:list-item>
        <text:list-item>
          <text:p text:style-name="P2">Write an overview of your program in which you do the following:</text:p>
          <text:list>
            <text:list-item>
              <text:p text:style-name="P2">Explain the algorithm’s logic using pseudocode.<text:line-break/></text:p>
            </text:list-item>
            <text:list-item>
              <text:p text:style-name="P2">Describe the programming environment you will use to create the Python application, including both the software and hardware you will use.<text:line-break/><text:line-break/>Software: Garuda Linux, Pycharm, Git<text:line-break/>Hardware: AMD Ryzen 5950X, Nvidia RTX 3080, G.SKILL Ripjaws V Series 64GBx4<text:line-break/></text:p>
            </text:list-item>
            <text:list-item>
              <text:p text:style-name="P2">Evaluate the space-time complexity of each major segment of the program and the entire program using big-O notation.<text:line-break/></text:p>
            </text:list-item>
            <text:list-item>
              <text:p text:style-name="P2">Explain the capability of your solution to scale and adapt to a growing number of packages.<text:line-break/><text:line-break/>My solution should scale pretty well with both an increasing number of packages and increasing number of delivery locations. Both datasets are imported and associations dynamically assigned.<text:line-break/></text:p>
            </text:list-item>
            <text:list-item>
              <text:p text:style-name="P2">Discuss why the software design would be efficient and easy to maintain.<text:line-break/><text:line-break/>Object oriented patterns were followed separating concerns into different classes and segments. Some improvements could be made but overall it is a very good <text:soft-page-break/>start for future maintainability.<text:line-break/></text:p>
            </text:list-item>
            <text:list-item>
              <text:p text:style-name="P2">Describe both the strengths and weaknesses of the self-adjusting data structure (e.g., the hash table).<text:line-break/><text:line-break/>Strength: The hash table makes looking data up by a key very simple and quick.<text:line-break/>Weakness: To look up an object by the data stored instead of the key would require steps that could become very time and operation consuming.<text:line-break/></text:p>
            </text:list-item>
            <text:list-item>
              <text:p text:style-name="P2">Justify the choice of a key for efficient delivery management from the following components:<text:line-break/><text:line-break/>I used a combination of the address concatenated with the zip code. All spaces are stripped out to create a lookup key for locations stored in a hash table. Zip codes aren’t unique and given a large enough city it would be understandable if street names aren’t unique either. Using these two elements makes for a minimalist approach to creating a unique key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9T21:12:08.036000000</meta:creation-date>
    <dc:date>2024-05-29T21:53:13.556000000</dc:date>
    <meta:editing-duration>PT41M6S</meta:editing-duration>
    <meta:editing-cycles>1</meta:editing-cycles>
    <meta:document-statistic meta:table-count="0" meta:image-count="0" meta:object-count="0" meta:page-count="2" meta:paragraph-count="15" meta:word-count="423" meta:character-count="2604" meta:non-whitespace-character-count="2184"/>
    <meta:generator>LibreOffice/7.6.7.2$Windows_X86_64 LibreOffice_project/dd47e4b30cb7dab30588d6c79c651f218165e3c5</meta:generator>
  </office:meta>
</office:document-meta>
</file>